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3" style:family="table-cell" style:parent-style-name="Default" style:data-style-name="N122"/>
    <style:style style:name="ce4" style:family="table-cell" style:parent-style-name="Default" style:data-style-name="N0"/>
    <style:style style:name="ce7" style:family="table-cell" style:parent-style-name="Default" style:data-style-name="N99"/>
    <style:style style:name="ce8" style:family="table-cell" style:parent-style-name="Default" style:data-style-name="N122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eopar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shards:</text:p>
          </table:table-cell>
          <table:table-cell table:number-columns-repeated="2"/>
          <table:table-cell table:formula="of:=2^16" office:value-type="float" office:value="65536" calcext:value-type="float">
            <text:p>6553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Shards to check per proof: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80*64*2^10+40*2^10" office:value-type="float" office:value="5283840" calcext:value-type="float">
            <text:p>5283840</text:p>
          </table:table-cell>
          <table:table-cell/>
          <table:table-cell office:value-type="string" calcext:value-type="string">
            <text:p>(determines snark circuit siz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rkle paths:</text:p>
          </table:table-cell>
          <table:table-cell table:number-columns-repeated="2"/>
          <table:table-cell table:formula="of:=(LOG([.D1];2) * 32) *[.D2]" office:value-type="float" office:value="40960" calcext:value-type="float">
            <text:p>40960</text:p>
          </table:table-cell>
          <table:table-cell table:style-name="ce8" table:formula="of:=[.D5]/2^10" office:value-type="float" office:value="40" calcext:value-type="float">
            <text:p>40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FLOOR(([.D3]-[.D5])/[.D2])" office:value-type="float" office:value="65536" calcext:value-type="float">
            <text:p>65536</text:p>
          </table:table-cell>
          <table:table-cell table:style-name="ce8" table:formula="of:=[.D6]/2^10" office:value-type="float" office:value="64" calcext:value-type="float">
            <text:p>64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6]" office:value-type="float" office:value="4294967296" calcext:value-type="float">
            <text:p>4294967296</text:p>
          </table:table-cell>
          <table:table-cell table:style-name="ce8" table:formula="of:=[.D7]/2^30" office:value-type="float" office:value="4" calcext:value-type="float">
            <text:p>4.0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131072" calcext:value-type="float">
            <text:p>131072</text:p>
          </table:table-cell>
          <table:table-cell table:style-name="ce8" table:formula="of:=[.D8]/2^10" office:value-type="float" office:value="128" calcext:value-type="float">
            <text:p>128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formula="of:=100*(1-0.5^[.D2])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7" table:formula="of:=[.D1]&lt;=2^16" office:value-type="boolean" office:boolean-value="true" calcext:value-type="boolean">
            <text:p>TRUE</text:p>
          </table:table-cell>
          <table:table-cell table:number-columns-repeated="2"/>
        </table:table-row>
      </table:table>
      <table:table table:name="Custom Reed Solomo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shards:</text:p>
          </table:table-cell>
          <table:table-cell table:number-columns-repeated="2"/>
          <table:table-cell table:formula="of:=2^28"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Shards to check per proof: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80*2^10+20*28*32" office:value-type="float" office:value="99840" calcext:value-type="float">
            <text:p>99840</text:p>
          </table:table-cell>
          <table:table-cell/>
          <table:table-cell office:value-type="string" calcext:value-type="string">
            <text:p>(determines snark circuit siz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rkle paths:</text:p>
          </table:table-cell>
          <table:table-cell table:number-columns-repeated="2"/>
          <table:table-cell table:formula="of:=(LOG([.D1];2) * 32) *[.D2]" office:value-type="float" office:value="17920" calcext:value-type="float">
            <text:p>17920</text:p>
          </table:table-cell>
          <table:table-cell table:style-name="ce8" table:formula="of:=[.D5]/2^10" office:value-type="float" office:value="17.5" calcext:value-type="float">
            <text:p>17.5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FLOOR(([.D3]-[.D5])/[.D2])" office:value-type="float" office:value="4096" calcext:value-type="float">
            <text:p>4096</text:p>
          </table:table-cell>
          <table:table-cell table:style-name="ce8" table:formula="of:=[.D6]/2^10" office:value-type="float" office:value="4" calcext:value-type="float">
            <text:p>4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6]" office:value-type="float" office:value="1099511627776" calcext:value-type="float">
            <text:p>1099511627776</text:p>
          </table:table-cell>
          <table:table-cell table:style-name="ce8" table:formula="of:=[.D7]/2^40" office:value-type="float" office:value="1" calcext:value-type="float">
            <text:p>1.0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939524096" calcext:value-type="float">
            <text:p>939524096</text:p>
          </table:table-cell>
          <table:table-cell table:style-name="ce8" table:formula="of:=[.D8]/2^30" office:value-type="float" office:value="0.875" calcext:value-type="float">
            <text:p>0.9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formula="of:=100*(1-0.5^[.D2])" office:value-type="float" office:value="99.9999046325684" calcext:value-type="float">
            <text:p>99.9999046325684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7" table:formula="of:=[.D1]&lt;=2^16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Multi-Dimensio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umber of dimensions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um number of shards per dimension:</text:p>
          </table:table-cell>
          <table:table-cell table:number-columns-repeated="2"/>
          <table:table-cell table:formula="of:=2^16" office:value-type="float" office:value="65536" calcext:value-type="float">
            <text:p>65536</text:p>
          </table:table-cell>
          <table:table-cell/>
          <table:table-cell office:value-type="string" calcext:value-type="string">
            <text:p>(determined by the erasure coding algorith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s per proof: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(durability paramet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200*2^10" office:value-type="float" office:value="204800" calcext:value-type="float">
            <text:p>204800</text:p>
          </table:table-cell>
          <table:table-cell/>
          <table:table-cell office:value-type="string" calcext:value-type="string">
            <text:p>(determines snark circuit size)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imum number of shards in total:</text:p>
          </table:table-cell>
          <table:table-cell table:number-columns-repeated="2"/>
          <table:table-cell table:formula="of:=[.D2]^[.D1]" office:value-type="float" office:value="4294967296" calcext:value-type="float">
            <text:p>4294967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kle paths:</text:p>
          </table:table-cell>
          <table:table-cell table:number-columns-repeated="2"/>
          <table:table-cell table:formula="of:=(LOG([.D6];2) * 32) *[.D3]" office:value-type="float" office:value="163840" calcext:value-type="float">
            <text:p>163840</text:p>
          </table:table-cell>
          <table:table-cell table:style-name="ce8" table:formula="of:=[.D7]/2^10" office:value-type="float" office:value="160" calcext:value-type="float">
            <text:p>160.0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FLOOR(([.D4]-[.D7])/[.D3])" office:value-type="float" office:value="256" calcext:value-type="float">
            <text:p>256</text:p>
          </table:table-cell>
          <table:table-cell table:style-name="ce8" table:formula="of:=[.D8]/2^10" office:value-type="float" office:value="0.25" calcext:value-type="float">
            <text:p>0.3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6]*[.D8]" office:value-type="float" office:value="1099511627776" calcext:value-type="float">
            <text:p>1099511627776</text:p>
          </table:table-cell>
          <table:table-cell table:style-name="ce8" table:formula="of:=[.D9]/2^40" office:value-type="float" office:value="1" calcext:value-type="float">
            <text:p>1.0</text:p>
          </table:table-cell>
          <table:table-cell office:value-type="string" calcext:value-type="string">
            <text:p>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2]*LOG([.D2];2)/8" office:value-type="float" office:value="131072" calcext:value-type="float">
            <text:p>131072</text:p>
          </table:table-cell>
          <table:table-cell table:style-name="ce8" table:formula="of:=[.D10]/2^10" office:value-type="float" office:value="128" calcext:value-type="float">
            <text:p>128.0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2];2)*[.D1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style-name="ce9" table:formula="of:=100*(1-(1-[.I22]/[.I20])^[.D3])" office:value-type="float" office:value="99.9999415236684" calcext:value-type="float">
            <text:p>99.9999415236684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7" table:formula="of:=[.D2]&lt;=2^16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formula="of:=[.D1]" office:value-type="float" office:value="2" calcext:value-type="float">
            <text:p>2</text:p>
          </table:table-cell>
          <table:table-cell/>
          <table:table-cell office:value-type="string" calcext:value-type="string">
            <text:p>number of dimension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table:formula="of:=[.D2]" office:value-type="float" office:value="65536" calcext:value-type="float">
            <text:p>65536</text:p>
          </table:table-cell>
          <table:table-cell/>
          <table:table-cell office:value-type="string" calcext:value-type="string">
            <text:p>number of shards in ro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</text:p>
          </table:table-cell>
          <table:table-cell table:formula="of:=ROUND([.I18]/(2^(1/[.D1])))" office:value-type="float" office:value="46341" calcext:value-type="float">
            <text:p>46341</text:p>
          </table:table-cell>
          <table:table-cell/>
          <table:table-cell office:value-type="string" calcext:value-type="string">
            <text:p>number of original data shards in a ro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^D</text:p>
          </table:table-cell>
          <table:table-cell table:formula="of:=[.I18]^[.I17]" office:value-type="float" office:value="4294967296" calcext:value-type="float">
            <text:p>4294967296</text:p>
          </table:table-cell>
          <table:table-cell/>
          <table:table-cell office:value-type="string" calcext:value-type="string">
            <text:p>total number of shard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^D</text:p>
          </table:table-cell>
          <table:table-cell table:formula="of:=[.I19]^[.I17]" office:value-type="float" office:value="2147488281" calcext:value-type="float">
            <text:p>2147488281</text:p>
          </table:table-cell>
          <table:table-cell/>
          <table:table-cell office:value-type="string" calcext:value-type="string">
            <text:p>total number original data shard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(N-K+1)^D</text:p>
          </table:table-cell>
          <table:table-cell table:formula="of:=([.I18]-[.I19]+1)^[.I17]" office:value-type="float" office:value="368486416" calcext:value-type="float">
            <text:p>368486416</text:p>
          </table:table-cell>
          <table:table-cell/>
          <table:table-cell office:value-type="string" calcext:value-type="string">
            <text:p>smallest erasure for data 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 number:title="U~ser-defined">
      <number:number number:decimal-places="20" number:min-decimal-places="20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3:51:10.986230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4:49:59.209423624</meta:creation-date>
    <dc:date>2023-10-03T13:47:16.562671883</dc:date>
    <meta:editing-duration>PT1H50M51S</meta:editing-duration>
    <meta:editing-cycles>21</meta:editing-cycles>
    <meta:generator>LibreOffice/7.0.4.2$Linux_X86_64 LibreOffice_project/00$Build-2</meta:generator>
    <meta:document-statistic meta:table-count="3" meta:cell-count="118" meta:object-count="0"/>
  </office:meta>
</office:document-meta>
</file>